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layer_name</text:p>
          </table:table-cell>
          <table:covered-table-cell/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Mat</text:p>
          </table:table-cell>
          <table:table-cell/>
          <table:table-cell office:value-type="string" calcext:value-type="string">
            <text:p>Inn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uns</text:p>
          </table:table-cell>
          <table:table-cell/>
          <table:table-cell office:value-type="string" calcext:value-type="string">
            <text:p>HS</text:p>
          </table:table-cell>
          <table:table-cell/>
          <table:table-cell office:value-type="string" calcext:value-type="string">
            <text:p>Ave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Tendulkar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89-2013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5921" calcext:value-type="float">
            <text:p>15921</text:p>
          </table:table-cell>
          <table:table-cell/>
          <table:table-cell office:value-type="string" calcext:value-type="string">
            <text:p>248*</text:p>
          </table:table-cell>
          <table:table-cell/>
          <table:table-cell office:value-type="float" office:value="53.78" calcext:value-type="float">
            <text:p>53.7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Ponting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95-201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3378" calcext:value-type="float">
            <text:p>13378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51.85" calcext:value-type="float">
            <text:p>51.85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Kallis</text:p>
          </table:table-cell>
          <table:table-cell office:value-type="string" calcext:value-type="string">
            <text:p>(ICC/SA)</text:p>
          </table:table-cell>
          <table:table-cell/>
          <table:table-cell office:value-type="string" calcext:value-type="string">
            <text:p>1995-2013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3289" calcext:value-type="float">
            <text:p>13289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55.37" calcext:value-type="float">
            <text:p>55.3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ravid</text:p>
          </table:table-cell>
          <table:table-cell office:value-type="string" calcext:value-type="string">
            <text:p>(ICC/INDIA)</text:p>
          </table:table-cell>
          <table:table-cell/>
          <table:table-cell office:value-type="string" calcext:value-type="string">
            <text:p>1996-2012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286" calcext:value-type="float">
            <text:p>28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3288" calcext:value-type="float">
            <text:p>1328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52.31" calcext:value-type="float">
            <text:p>52.31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office:value-type="string" calcext:value-type="string">
            <text:p>Sangakkara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2000-2015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2400" calcext:value-type="float">
            <text:p>12400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57.4" calcext:value-type="float">
            <text:p>57.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2006-2018</text:p>
          </table:table-cell>
          <table:table-cell/>
          <table:table-cell office:value-type="string" calcext:value-type="string">
            <text:p>157*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2158" calcext:value-type="float">
            <text:p>12158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float" office:value="45.36" calcext:value-type="float">
            <text:p>45.3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(ICC/WI)</text:p>
          </table:table-cell>
          <table:table-cell/>
          <table:table-cell office:value-type="string" calcext:value-type="string">
            <text:p>1990-2006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953" calcext:value-type="float">
            <text:p>11953</text:p>
          </table:table-cell>
          <table:table-cell/>
          <table:table-cell office:value-type="string" calcext:value-type="string">
            <text:p>400*</text:p>
          </table:table-cell>
          <table:table-cell/>
          <table:table-cell office:value-type="float" office:value="52.88" calcext:value-type="float">
            <text:p>52.8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handerpaul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94-2015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1867" calcext:value-type="float">
            <text:p>11867</text:p>
          </table:table-cell>
          <table:table-cell/>
          <table:table-cell office:value-type="string" calcext:value-type="string">
            <text:p>203*</text:p>
          </table:table-cell>
          <table:table-cell/>
          <table:table-cell office:value-type="float" office:value="51.37" calcext:value-type="float">
            <text:p>51.3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MD</text:p>
          </table:table-cell>
          <table:table-cell office:value-type="string" calcext:value-type="string">
            <text:p>Jayawardene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1997-2014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1814" calcext:value-type="float">
            <text:p>11814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49.84" calcext:value-type="float">
            <text:p>49.8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78-1994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1174" calcext:value-type="float">
            <text:p>11174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50.56" calcext:value-type="float">
            <text:p>50.5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85-2004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0927" calcext:value-type="float">
            <text:p>10927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51.06" calcext:value-type="float">
            <text:p>51.0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Gavaskar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71-1987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122" calcext:value-type="float">
            <text:p>10122</text:p>
          </table:table-cell>
          <table:table-cell/>
          <table:table-cell office:value-type="string" calcext:value-type="string">
            <text:p>236*</text:p>
          </table:table-cell>
          <table:table-cell/>
          <table:table-cell office:value-type="float" office:value="51.12" calcext:value-type="float">
            <text:p>51.1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ounis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(PAK)</text:p>
          </table:table-cell>
          <table:table-cell/>
          <table:table-cell office:value-type="string" calcext:value-type="string">
            <text:p>2000-2017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0099" calcext:value-type="float">
            <text:p>10099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.05" calcext:value-type="float">
            <text:p>52.0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(ICC/SA)</text:p>
          </table:table-cell>
          <table:table-cell/>
          <table:table-cell office:value-type="string" calcext:value-type="string">
            <text:p>2002-2014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9265" calcext:value-type="float">
            <text:p>9265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48.25" calcext:value-type="float">
            <text:p>48.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Amla</text:p>
          </table:table-cell>
          <table:table-cell office:value-type="string" calcext:value-type="string">
            <text:p>(SA)</text:p>
          </table:table-cell>
          <table:table-cell/>
          <table:table-cell office:value-type="string" calcext:value-type="string">
            <text:p>2004-2018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9022" calcext:value-type="float">
            <text:p>9022</text:p>
          </table:table-cell>
          <table:table-cell/>
          <table:table-cell office:value-type="string" calcext:value-type="string">
            <text:p>311*</text:p>
          </table:table-cell>
          <table:table-cell/>
          <table:table-cell office:value-type="float" office:value="47.23" calcext:value-type="float">
            <text:p>4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ooch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75-1995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00" calcext:value-type="float">
            <text:p>8900</text:p>
          </table:table-cell>
          <table:table-cell/>
          <table:table-cell office:value-type="float" office:value="333" calcext:value-type="float">
            <text:p>333</text:p>
          </table:table-cell>
          <table:table-cell/>
          <table:table-cell office:value-type="float" office:value="42.58" calcext:value-type="float">
            <text:p>42.5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ved</text:p>
          </table:table-cell>
          <table:table-cell office:value-type="string" calcext:value-type="string">
            <text:p>Miandad</text:p>
          </table:table-cell>
          <table:table-cell office:value-type="string" calcext:value-type="string">
            <text:p>(PAK)</text:p>
          </table:table-cell>
          <table:table-cell/>
          <table:table-cell office:value-type="string" calcext:value-type="string">
            <text:p>1976-1993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8832" calcext:value-type="float">
            <text:p>8832</text:p>
          </table:table-cell>
          <table:table-cell/>
          <table:table-cell office:value-type="string" calcext:value-type="string">
            <text:p>280*</text:p>
          </table:table-cell>
          <table:table-cell/>
          <table:table-cell office:value-type="float" office:value="52.57" calcext:value-type="float">
            <text:p>52.5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zamam-ul-Ha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(ICC/PAK)</text:p>
          </table:table-cell>
          <table:table-cell/>
          <table:table-cell office:value-type="string" calcext:value-type="string">
            <text:p>1992-2007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8830" calcext:value-type="float">
            <text:p>8830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49.6" calcext:value-type="float">
            <text:p>49.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VS</text:p>
          </table:table-cell>
          <table:table-cell office:value-type="string" calcext:value-type="string">
            <text:p>Laxman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96-2012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781" calcext:value-type="float">
            <text:p>8781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office:value-type="float" office:value="45.97" calcext:value-type="float">
            <text:p>45.9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deVilliers</text:p>
          </table:table-cell>
          <table:table-cell office:value-type="string" calcext:value-type="string">
            <text:p>(SA)</text:p>
          </table:table-cell>
          <table:table-cell/>
          <table:table-cell office:value-type="string" calcext:value-type="string">
            <text:p>2004-201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8765" calcext:value-type="float">
            <text:p>8765</text:p>
          </table:table-cell>
          <table:table-cell/>
          <table:table-cell office:value-type="string" calcext:value-type="string">
            <text:p>278*</text:p>
          </table:table-cell>
          <table:table-cell/>
          <table:table-cell office:value-type="float" office:value="50.66" calcext:value-type="float">
            <text:p>50.6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J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2004-20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8643" calcext:value-type="float">
            <text:p>8643</text:p>
          </table:table-cell>
          <table:table-cell/>
          <table:table-cell office:value-type="string" calcext:value-type="string">
            <text:p>329*</text:p>
          </table:table-cell>
          <table:table-cell/>
          <table:table-cell office:value-type="float" office:value="49.1" calcext:value-type="float">
            <text:p>49.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94-200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8625" calcext:value-type="float">
            <text:p>8625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50.73" calcext:value-type="float">
            <text:p>50.7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ehwag</text:p>
          </table:table-cell>
          <table:table-cell office:value-type="string" calcext:value-type="string">
            <text:p>(ICC/INDIA)</text:p>
          </table:table-cell>
          <table:table-cell/>
          <table:table-cell office:value-type="string" calcext:value-type="string">
            <text:p>2001-201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586" calcext:value-type="float">
            <text:p>8586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49.34" calcext:value-type="float">
            <text:p>49.3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74-199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540" calcext:value-type="float">
            <text:p>8540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float" office:value="50.23" calcext:value-type="float">
            <text:p>50.2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90-2003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8463" calcext:value-type="float">
            <text:p>8463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39.54" calcext:value-type="float">
            <text:p>39.5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Gower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78-1992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8231" calcext:value-type="float">
            <text:p>8231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44.25" calcext:value-type="float">
            <text:p>44.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Pietersen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2005-201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181" calcext:value-type="float">
            <text:p>818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7.28" calcext:value-type="float">
            <text:p>47.2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oycott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64-1982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114" calcext:value-type="float">
            <text:p>8114</text:p>
          </table:table-cell>
          <table:table-cell/>
          <table:table-cell office:value-type="string" calcext:value-type="string">
            <text:p>246*</text:p>
          </table:table-cell>
          <table:table-cell/>
          <table:table-cell office:value-type="float" office:value="47.72" calcext:value-type="float">
            <text:p>47.7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obers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54-1974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8032" calcext:value-type="float">
            <text:p>8032</text:p>
          </table:table-cell>
          <table:table-cell/>
          <table:table-cell office:value-type="string" calcext:value-type="string">
            <text:p>365*</text:p>
          </table:table-cell>
          <table:table-cell/>
          <table:table-cell office:value-type="float" office:value="57.78" calcext:value-type="float">
            <text:p>57.78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91-200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8029" calcext:value-type="float">
            <text:p>8029</text:p>
          </table:table-cell>
          <table:table-cell/>
          <table:table-cell office:value-type="string" calcext:value-type="string">
            <text:p>153*</text:p>
          </table:table-cell>
          <table:table-cell/>
          <table:table-cell office:value-type="float" office:value="41.81" calcext:value-type="float">
            <text:p>41.8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therton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89-2001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728" calcext:value-type="float">
            <text:p>7728</text:p>
          </table:table-cell>
          <table:table-cell/>
          <table:table-cell office:value-type="string" calcext:value-type="string">
            <text:p>185*</text:p>
          </table:table-cell>
          <table:table-cell/>
          <table:table-cell office:value-type="float" office:value="37.69" calcext:value-type="float">
            <text:p>37.6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2004-2015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727" calcext:value-type="float">
            <text:p>7727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42.69" calcext:value-type="float">
            <text:p>42.6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Langer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93-2007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7696" calcext:value-type="float">
            <text:p>7696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45.27" calcext:value-type="float">
            <text:p>45.2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wdrey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54-197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624" calcext:value-type="float">
            <text:p>7624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44.06" calcext:value-type="float">
            <text:p>44.0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Greenidge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74-1991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7558" calcext:value-type="float">
            <text:p>7558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44.72" calcext:value-type="float">
            <text:p>44.7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hammad</text:p>
          </table:table-cell>
          <table:table-cell office:value-type="string" calcext:value-type="string">
            <text:p>Yousuf</text:p>
          </table:table-cell>
          <table:table-cell office:value-type="string" calcext:value-type="string">
            <text:p>(PAK)</text:p>
          </table:table-cell>
          <table:table-cell/>
          <table:table-cell office:value-type="string" calcext:value-type="string">
            <text:p>1998-201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7530" calcext:value-type="float">
            <text:p>7530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52.29" calcext:value-type="float">
            <text:p>52.2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89-1999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525" calcext:value-type="float">
            <text:p>7525</text:p>
          </table:table-cell>
          <table:table-cell/>
          <table:table-cell office:value-type="string" calcext:value-type="string">
            <text:p>334*</text:p>
          </table:table-cell>
          <table:table-cell/>
          <table:table-cell office:value-type="float" office:value="43.49" calcext:value-type="float">
            <text:p>43.4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66-1985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515" calcext:value-type="float">
            <text:p>7515</text:p>
          </table:table-cell>
          <table:table-cell/>
          <table:table-cell office:value-type="string" calcext:value-type="string">
            <text:p>242*</text:p>
          </table:table-cell>
          <table:table-cell/>
          <table:table-cell office:value-type="float" office:value="46.67" calcext:value-type="float">
            <text:p>46.6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Haynes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78-1994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487" calcext:value-type="float">
            <text:p>7487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42.29" calcext:value-type="float">
            <text:p>42.2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84-199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422" calcext:value-type="float">
            <text:p>7422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43.65" calcext:value-type="float">
            <text:p>43.6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(SA)</text:p>
          </table:table-cell>
          <table:table-cell/>
          <table:table-cell office:value-type="string" calcext:value-type="string">
            <text:p>1993-200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289" calcext:value-type="float">
            <text:p>7289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45.27" calcext:value-type="float">
            <text:p>45.2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27-1947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7249" calcext:value-type="float">
            <text:p>7249</text:p>
          </table:table-cell>
          <table:table-cell/>
          <table:table-cell office:value-type="string" calcext:value-type="string">
            <text:p>336*</text:p>
          </table:table-cell>
          <table:table-cell/>
          <table:table-cell office:value-type="float" office:value="58.45" calcext:value-type="float">
            <text:p>58.4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Gayle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2000-201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7214" calcext:value-type="float">
            <text:p>7214</text:p>
          </table:table-cell>
          <table:table-cell/>
          <table:table-cell office:value-type="float" office:value="333" calcext:value-type="float">
            <text:p>333</text:p>
          </table:table-cell>
          <table:table-cell/>
          <table:table-cell office:value-type="float" office:value="42.18" calcext:value-type="float">
            <text:p>42.1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anguly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96-2008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7212" calcext:value-type="float">
            <text:p>7212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float" office:value="42.17" calcext:value-type="float">
            <text:p>42.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(NZ)</text:p>
          </table:table-cell>
          <table:table-cell/>
          <table:table-cell office:value-type="string" calcext:value-type="string">
            <text:p>1994-2008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274*</text:p>
          </table:table-cell>
          <table:table-cell/>
          <table:table-cell office:value-type="float" office:value="40.06" calcext:value-type="float">
            <text:p>40.0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Chappell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70-1984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7110" calcext:value-type="float">
            <text:p>7110</text:p>
          </table:table-cell>
          <table:table-cell/>
          <table:table-cell office:value-type="string" calcext:value-type="string">
            <text:p>247*</text:p>
          </table:table-cell>
          <table:table-cell/>
          <table:table-cell office:value-type="float" office:value="53.86" calcext:value-type="float">
            <text:p>53.8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Strauss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2004-20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037" calcext:value-type="float">
            <text:p>7037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40.91" calcext:value-type="float">
            <text:p>40.9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Bradman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28-194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996" calcext:value-type="float">
            <text:p>6996</text:p>
          </table:table-cell>
          <table:table-cell/>
          <table:table-cell office:value-type="float" office:value="334" calcext:value-type="float">
            <text:p>334</text:p>
          </table:table-cell>
          <table:table-cell/>
          <table:table-cell office:value-type="float" office:value="99.94" calcext:value-type="float">
            <text:p>99.9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Jayasuriya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1991-2007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6973" calcext:value-type="float">
            <text:p>697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40.07" calcext:value-type="float">
            <text:p>40.0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utton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37-195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971" calcext:value-type="float">
            <text:p>6971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float" office:value="56.67" calcext:value-type="float">
            <text:p>56.6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Vengsarkar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76-1992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6868" calcext:value-type="float">
            <text:p>6868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42.13" calcext:value-type="float">
            <text:p>42.1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F</text:p>
          </table:table-cell>
          <table:table-cell office:value-type="string" calcext:value-type="string">
            <text:p>Barrington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55-1968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806" calcext:value-type="float">
            <text:p>680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58.67" calcext:value-type="float">
            <text:p>58.6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Thorpe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93-200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744" calcext:value-type="float">
            <text:p>6744</text:p>
          </table:table-cell>
          <table:table-cell/>
          <table:table-cell office:value-type="string" calcext:value-type="string">
            <text:p>200*</text:p>
          </table:table-cell>
          <table:table-cell/>
          <table:table-cell office:value-type="float" office:value="44.66" calcext:value-type="float">
            <text:p>44.6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McCullum</text:p>
          </table:table-cell>
          <table:table-cell office:value-type="string" calcext:value-type="string">
            <text:p>(NZ)</text:p>
          </table:table-cell>
          <table:table-cell/>
          <table:table-cell office:value-type="string" calcext:value-type="string">
            <text:p>2004-2016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453" calcext:value-type="float">
            <text:p>6453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38.64" calcext:value-type="float">
            <text:p>38.6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2011-2018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363" calcext:value-type="float">
            <text:p>6363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48.2" calcext:value-type="float">
            <text:p>48.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deSilva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1984-200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361" calcext:value-type="float">
            <text:p>6361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42.97" calcext:value-type="float">
            <text:p>42.9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RPL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(NZ)</text:p>
          </table:table-cell>
          <table:table-cell/>
          <table:table-cell office:value-type="string" calcext:value-type="string">
            <text:p>2007-2018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6281" calcext:value-type="float">
            <text:p>6281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47.22" calcext:value-type="float">
            <text:p>47.2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K</text:p>
          </table:table-cell>
          <table:table-cell office:value-type="string" calcext:value-type="string">
            <text:p>Hussey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2005-201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235" calcext:value-type="float">
            <text:p>6235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51.52" calcext:value-type="float">
            <text:p>51.5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anhai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57-1974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227" calcext:value-type="float">
            <text:p>6227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47.53" calcext:value-type="float">
            <text:p>47.5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zharuddin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84-2000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215" calcext:value-type="float">
            <text:p>6215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45.03" calcext:value-type="float">
            <text:p>45.0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2010-2018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99" calcext:value-type="float">
            <text:p>6199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float" office:value="61.37" calcext:value-type="float">
            <text:p>61.3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(SA)</text:p>
          </table:table-cell>
          <table:table-cell/>
          <table:table-cell office:value-type="string" calcext:value-type="string">
            <text:p>1996-200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167" calcext:value-type="float">
            <text:p>6167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41.95" calcext:value-type="float">
            <text:p>41.9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48-196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149" calcext:value-type="float">
            <text:p>6149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48.41" calcext:value-type="float">
            <text:p>48.4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Viswanath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69-1983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080" calcext:value-type="float">
            <text:p>6080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41.93" calcext:value-type="float">
            <text:p>41.9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2012-2018</text:p>
          </table:table-cell>
          <table:table-cell/>
          <table:table-cell office:value-type="string" calcext:value-type="string">
            <text:p>70*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054" calcext:value-type="float">
            <text:p>6054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float" office:value="52.18" calcext:value-type="float">
            <text:p>52.1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83-1995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949" calcext:value-type="float">
            <text:p>5949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44.39" calcext:value-type="float">
            <text:p>44.3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arwan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2000-2011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842" calcext:value-type="float">
            <text:p>5842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float" office:value="40.01" calcext:value-type="float">
            <text:p>40.0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Trescothick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2000-200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825" calcext:value-type="float">
            <text:p>5825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43.79" calcext:value-type="float">
            <text:p>43.7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CS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37-19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807" calcext:value-type="float">
            <text:p>5807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float" office:value="50.06" calcext:value-type="float">
            <text:p>50.0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leem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(PAK)</text:p>
          </table:table-cell>
          <table:table-cell/>
          <table:table-cell office:value-type="string" calcext:value-type="string">
            <text:p>1982-199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768" calcext:value-type="float">
            <text:p>5768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43.69" calcext:value-type="float">
            <text:p>43.6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90-2004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764" calcext:value-type="float">
            <text:p>5764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37.18" calcext:value-type="float">
            <text:p>37.1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Hooper</text:p>
          </table:table-cell>
          <table:table-cell office:value-type="string" calcext:value-type="string">
            <text:p>(WI)</text:p>
          </table:table-cell>
          <table:table-cell/>
          <table:table-cell office:value-type="string" calcext:value-type="string">
            <text:p>1987-20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762" calcext:value-type="float">
            <text:p>576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36.46" calcext:value-type="float">
            <text:p>36.4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ohli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2011-2018</text:p>
          </table:table-cell>
          <table:table-cell/>
          <table:table-cell office:value-type="string" calcext:value-type="string">
            <text:p>67*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746" calcext:value-type="float">
            <text:p>5746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54.72" calcext:value-type="float">
            <text:p>54.7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99-2008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719" calcext:value-type="float">
            <text:p>5719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41.44" calcext:value-type="float">
            <text:p>41.4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Gilchrist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99-200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570" calcext:value-type="float">
            <text:p>5570</text:p>
          </table:table-cell>
          <table:table-cell/>
          <table:table-cell office:value-type="string" calcext:value-type="string">
            <text:p>204*</text:p>
          </table:table-cell>
          <table:table-cell/>
          <table:table-cell office:value-type="float" office:value="47.6" calcext:value-type="float">
            <text:p>47.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(ICC/SA)</text:p>
          </table:table-cell>
          <table:table-cell/>
          <table:table-cell office:value-type="string" calcext:value-type="string">
            <text:p>1997-201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515" calcext:value-type="float">
            <text:p>551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0.3" calcext:value-type="float">
            <text:p>30.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Atapattu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1990-200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502" calcext:value-type="float">
            <text:p>5502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float" office:value="39.02" calcext:value-type="float">
            <text:p>39.0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Dilshan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1999-201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5492" calcext:value-type="float">
            <text:p>5492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Samaraweera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2001-2013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62" calcext:value-type="float">
            <text:p>5462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48.76" calcext:value-type="float">
            <text:p>48.7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(NZ)</text:p>
          </table:table-cell>
          <table:table-cell/>
          <table:table-cell office:value-type="string" calcext:value-type="string">
            <text:p>1982-199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5444" calcext:value-type="float">
            <text:p>5444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45.36" calcext:value-type="float">
            <text:p>45.3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08-193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410" calcext:value-type="float">
            <text:p>5410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float" office:value="56.94" calcext:value-type="float">
            <text:p>56.9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D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65-198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5357" calcext:value-type="float">
            <text:p>5357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48.26" calcext:value-type="float">
            <text:p>48.2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Chappell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64-198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345" calcext:value-type="float">
            <text:p>5345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42.42" calcext:value-type="float">
            <text:p>42.4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(NZ)</text:p>
          </table:table-cell>
          <table:table-cell/>
          <table:table-cell office:value-type="string" calcext:value-type="string">
            <text:p>2010-201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338" calcext:value-type="float">
            <text:p>5338</text:p>
          </table:table-cell>
          <table:table-cell/>
          <table:table-cell office:value-type="string" calcext:value-type="string">
            <text:p>242*</text:p>
          </table:table-cell>
          <table:table-cell/>
          <table:table-cell office:value-type="float" office:value="50.35" calcext:value-type="float">
            <text:p>50.3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(NZ)</text:p>
          </table:table-cell>
          <table:table-cell/>
          <table:table-cell office:value-type="string" calcext:value-type="string">
            <text:p>1978-1993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334" calcext:value-type="float">
            <text:p>5334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37.82" calcext:value-type="float">
            <text:p>37.8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J</text:p>
          </table:table-cell>
          <table:table-cell office:value-type="string" calcext:value-type="string">
            <text:p>Slater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93-200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312" calcext:value-type="float">
            <text:p>5312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42.83" calcext:value-type="float">
            <text:p>42.8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pil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(INDIA)</text:p>
          </table:table-cell>
          <table:table-cell/>
          <table:table-cell office:value-type="string" calcext:value-type="string">
            <text:p>1978-1994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248" calcext:value-type="float">
            <text:p>5248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31.05" calcext:value-type="float">
            <text:p>31.0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Lawry</text:p>
          </table:table-cell>
          <table:table-cell office:value-type="string" calcext:value-type="string">
            <text:p>(AUS)</text:p>
          </table:table-cell>
          <table:table-cell/>
          <table:table-cell office:value-type="string" calcext:value-type="string">
            <text:p>1961-197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234" calcext:value-type="float">
            <text:p>5234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47.15" calcext:value-type="float">
            <text:p>47.1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bah-ul-Ha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(PAK)</text:p>
          </table:table-cell>
          <table:table-cell/>
          <table:table-cell table:style-name="ce2" office:value-type="string" calcext:value-type="string">
            <text:p>2001-2017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222" calcext:value-type="float">
            <text:p>5222</text:p>
          </table:table-cell>
          <table:table-cell/>
          <table:table-cell office:value-type="string" calcext:value-type="string">
            <text:p>161*</text:p>
          </table:table-cell>
          <table:table-cell/>
          <table:table-cell office:value-type="float" office:value="46.62" calcext:value-type="float">
            <text:p>46.6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zhar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(PAK)</text:p>
          </table:table-cell>
          <table:table-cell/>
          <table:table-cell office:value-type="string" calcext:value-type="string">
            <text:p>2010-201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202" calcext:value-type="float">
            <text:p>5202</text:p>
          </table:table-cell>
          <table:table-cell/>
          <table:table-cell office:value-type="string" calcext:value-type="string">
            <text:p>302*</text:p>
          </table:table-cell>
          <table:table-cell/>
          <table:table-cell office:value-type="float" office:value="44.84" calcext:value-type="float">
            <text:p>44.8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Botham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77-199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200" calcext:value-type="float">
            <text:p>5200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office:value-type="float" office:value="33.54" calcext:value-type="float">
            <text:p>33.5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Edrich</text:p>
          </table:table-cell>
          <table:table-cell office:value-type="string" calcext:value-type="string">
            <text:p>(ENG)</text:p>
          </table:table-cell>
          <table:table-cell/>
          <table:table-cell office:value-type="string" calcext:value-type="string">
            <text:p>1963-1976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138" calcext:value-type="float">
            <text:p>5138</text:p>
          </table:table-cell>
          <table:table-cell/>
          <table:table-cell office:value-type="string" calcext:value-type="string">
            <text:p>310*</text:p>
          </table:table-cell>
          <table:table-cell/>
          <table:table-cell office:value-type="float" office:value="43.54" calcext:value-type="float">
            <text:p>43.5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anatunga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1982-2000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105" calcext:value-type="float">
            <text:p>5105</text:p>
          </table:table-cell>
          <table:table-cell/>
          <table:table-cell office:value-type="string" calcext:value-type="string">
            <text:p>135*</text:p>
          </table:table-cell>
          <table:table-cell/>
          <table:table-cell office:value-type="float" office:value="35.69" calcext:value-type="float">
            <text:p>35.6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(SL)</text:p>
          </table:table-cell>
          <table:table-cell/>
          <table:table-cell office:value-type="string" calcext:value-type="string">
            <text:p>2009-201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073" calcext:value-type="float">
            <text:p>5073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43.35" calcext:value-type="float">
            <text:p>43.3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heer</text:p>
          </table:table-cell>
          <table:table-cell office:value-type="string" calcext:value-type="string">
            <text:p>Abbas</text:p>
          </table:table-cell>
          <table:table-cell office:value-type="string" calcext:value-type="string">
            <text:p>(PAK)</text:p>
          </table:table-cell>
          <table:table-cell/>
          <table:table-cell office:value-type="string" calcext:value-type="string">
            <text:p>1969-198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5062" calcext:value-type="float">
            <text:p>5062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44.79" calcext:value-type="float">
            <text:p>44.7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2:59:18.662220715</meta:creation-date>
    <dc:date>2018-08-04T13:08:29.949484572</dc:date>
    <meta:editing-duration>PT9M12S</meta:editing-duration>
    <meta:editing-cycles>2</meta:editing-cycles>
    <meta:generator>LibreOffice/5.1.6.2$Linux_X86_64 LibreOffice_project/10m0$Build-2</meta:generator>
    <meta:document-statistic meta:table-count="1" meta:cell-count="1246" meta:object-count="0"/>
  </office:meta>
</office:document-meta>
</file>